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51pt solid #000000" fo:border-left="0.51pt solid #000000" fo:border-right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0000" fo:border-left="0.51pt solid #000000" fo:border-right="none" fo:border-top="0.06pt solid #000000"/>
      <style:text-properties fo:color="#6666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order-left="0.51pt solid #000000" fo:border-right="none" fo:border-top="0.06pt solid #000000"/>
      <style:text-properties fo:color="#666666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/>
          <table:table-cell table:style-name="ce4" office:value-type="string" calcext:value-type="string">
            <text:p>Information Theory 2017-20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ntry time for laboratory test, 21.05.201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est duration: 1h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ROUP 5212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MARIEI</text:p>
          </table:table-cell>
          <table:table-cell table:style-name="ce6" office:value-type="string" calcext:value-type="string">
            <text:p>ADRIAN</text:p>
          </table:table-cell>
          <table:table-cell table:style-name="ce10" office:value-type="string" calcext:value-type="string" table:number-columns-spanned="1" table:number-rows-spanned="10">
            <text:p>09:00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AŞA</text:p>
          </table:table-cell>
          <table:table-cell table:style-name="ce6" office:value-type="string" calcext:value-type="string">
            <text:p>TEODORA-ALEXANDRA</text:p>
          </table:table-cell>
          <table:covered-table-cell table:style-name="ce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BURAGA</text:p>
          </table:table-cell>
          <table:table-cell table:style-name="ce6" office:value-type="string" calcext:value-type="string">
            <text:p>ŞTEFANA-LORENA</text:p>
          </table:table-cell>
          <table:covered-table-cell table:style-name="ce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HIRILĂ</text:p>
          </table:table-cell>
          <table:table-cell table:style-name="ce6" office:value-type="string" calcext:value-type="string">
            <text:p>RAMONA</text:p>
          </table:table-cell>
          <table:covered-table-cell table:style-name="ce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OZMA</text:p>
          </table:table-cell>
          <table:table-cell table:style-name="ce6" office:value-type="string" calcext:value-type="string">
            <text:p>MIHAI-CRISTIAN</text:p>
          </table:table-cell>
          <table:covered-table-cell table:style-name="ce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DARABAN</text:p>
          </table:table-cell>
          <table:table-cell table:style-name="ce6" office:value-type="string" calcext:value-type="string">
            <text:p>REMUS-ANDREI</text:p>
          </table:table-cell>
          <table:covered-table-cell table:style-name="ce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DEDIU</text:p>
          </table:table-cell>
          <table:table-cell table:style-name="ce6" office:value-type="string" calcext:value-type="string">
            <text:p>VLĂDUŢ-COSMIN</text:p>
          </table:table-cell>
          <table:covered-table-cell table:style-name="ce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DUBINĂ</text:p>
          </table:table-cell>
          <table:table-cell table:style-name="ce6" office:value-type="string" calcext:value-type="string">
            <text:p>ANDREI-RAUL</text:p>
          </table:table-cell>
          <table:covered-table-cell table:style-name="ce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RCĂŞ</text:p>
          </table:table-cell>
          <table:table-cell table:style-name="ce6" office:value-type="string" calcext:value-type="string">
            <text:p>MARIAN</text:p>
          </table:table-cell>
          <table:covered-table-cell table:style-name="ce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HIMPU</text:p>
          </table:table-cell>
          <table:table-cell table:style-name="ce7" office:value-type="string" calcext:value-type="string">
            <text:p>THEODOR-MATEI</text:p>
          </table:table-cell>
          <table:covered-table-cell table:style-name="ce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GRIGORAS</text:p>
          </table:table-cell>
          <table:table-cell table:style-name="ce6" office:value-type="string" calcext:value-type="string">
            <text:p>GEORGE-VALENTIN</text:p>
          </table:table-cell>
          <table:table-cell table:style-name="ce10" office:value-type="string" calcext:value-type="string" table:number-columns-spanned="1" table:number-rows-spanned="10">
            <text:p>10:00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IRIMIA</text:p>
          </table:table-cell>
          <table:table-cell table:style-name="ce6" office:value-type="string" calcext:value-type="string">
            <text:p>PAUL-GEORGE</text:p>
          </table:table-cell>
          <table:covered-table-cell table:style-name="ce11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IRIMIA</text:p>
          </table:table-cell>
          <table:table-cell table:style-name="ce8" office:value-type="string" calcext:value-type="string">
            <text:p>IONELA</text:p>
          </table:table-cell>
          <table:covered-table-cell table:style-name="ce11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ACATUS</text:p>
          </table:table-cell>
          <table:table-cell table:style-name="ce6" office:value-type="string" calcext:value-type="string">
            <text:p>ELENA-ALEXANDRA</text:p>
          </table:table-cell>
          <table:covered-table-cell table:style-name="ce11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LUPASCU</text:p>
          </table:table-cell>
          <table:table-cell table:style-name="ce6" office:value-type="string" calcext:value-type="string">
            <text:p>IONELA-CRISTINA</text:p>
          </table:table-cell>
          <table:covered-table-cell table:style-name="ce11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ANIEL-TIBERIU</text:p>
          </table:table-cell>
          <table:covered-table-cell table:style-name="ce11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PAVEL</text:p>
          </table:table-cell>
          <table:table-cell table:style-name="ce6" office:value-type="string" calcext:value-type="string">
            <text:p>ANDREI-CĂTĂLIN</text:p>
          </table:table-cell>
          <table:covered-table-cell table:style-name="ce11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TIMINGER</text:p>
          </table:table-cell>
          <table:table-cell table:style-name="ce6" office:value-type="string" calcext:value-type="string">
            <text:p>SEBASTIAN</text:p>
          </table:table-cell>
          <table:covered-table-cell table:style-name="ce11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TUDURACHI</text:p>
          </table:table-cell>
          <table:table-cell table:style-name="ce6" office:value-type="string" calcext:value-type="string">
            <text:p>CORNEL-SEBASTIAN</text:p>
          </table:table-cell>
          <table:covered-table-cell table:style-name="ce11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ZAHARIA</text:p>
          </table:table-cell>
          <table:table-cell table:style-name="ce6" office:value-type="string" calcext:value-type="string">
            <text:p>CASIANA</text:p>
          </table:table-cell>
          <table:covered-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ROUP 5211</text:p>
          </table:table-cell>
          <table:table-cell/>
          <table:table-cell office:value-type="string" calcext:value-type="string">
            <text:p>Time</text:p>
          </table:table-cell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PETRI</text:p>
          </table:table-cell>
          <table:table-cell table:style-name="ce6" office:value-type="string" calcext:value-type="string">
            <text:p>ALEXANDRU-CRISTIAN</text:p>
          </table:table-cell>
          <table:table-cell table:style-name="ce10" office:value-type="string" calcext:value-type="string" table:number-columns-spanned="1" table:number-rows-spanned="10">
            <text:p>11:00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BLANARIU</text:p>
          </table:table-cell>
          <table:table-cell table:style-name="ce6" office:value-type="string" calcext:value-type="string">
            <text:p>LUCIAN-IOAN</text:p>
          </table:table-cell>
          <table:covered-table-cell table:style-name="ce11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HINGĂLATĂ</text:p>
          </table:table-cell>
          <table:table-cell table:style-name="ce6" office:value-type="string" calcext:value-type="string">
            <text:p>BOGDAN-VASILE</text:p>
          </table:table-cell>
          <table:covered-table-cell table:style-name="ce11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COZMA</text:p>
          </table:table-cell>
          <table:table-cell table:style-name="ce6" office:value-type="string" calcext:value-type="string">
            <text:p>ŞTEFAN</text:p>
          </table:table-cell>
          <table:covered-table-cell table:style-name="ce11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ÎRCU</text:p>
          </table:table-cell>
          <table:table-cell table:style-name="ce6" office:value-type="string" calcext:value-type="string">
            <text:p>CIPRIAN-VLĂDUŢ</text:p>
          </table:table-cell>
          <table:covered-table-cell table:style-name="ce11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DUMBRAVA</text:p>
          </table:table-cell>
          <table:table-cell table:style-name="ce6" office:value-type="string" calcext:value-type="string">
            <text:p>TIMOTEI</text:p>
          </table:table-cell>
          <table:covered-table-cell table:style-name="ce11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HAIVAS</text:p>
          </table:table-cell>
          <table:table-cell table:style-name="ce6" office:value-type="string" calcext:value-type="string">
            <text:p>VIOREL-MIHAI</text:p>
          </table:table-cell>
          <table:covered-table-cell table:style-name="ce11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JÎTARU</text:p>
          </table:table-cell>
          <table:table-cell table:style-name="ce6" office:value-type="string" calcext:value-type="string">
            <text:p>EMANUEL-MARIAN</text:p>
          </table:table-cell>
          <table:covered-table-cell table:style-name="ce11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LOGHIN</text:p>
          </table:table-cell>
          <table:table-cell table:style-name="ce6" office:value-type="string" calcext:value-type="string">
            <text:p>MĂLIN-FLORIN</text:p>
          </table:table-cell>
          <table:covered-table-cell table:style-name="ce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LUPA</text:p>
          </table:table-cell>
          <table:table-cell table:style-name="ce7" office:value-type="string" calcext:value-type="string">
            <text:p>IOAN-MIHAI</text:p>
          </table:table-cell>
          <table:covered-table-cell table:style-name="ce11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MAFTEI</text:p>
          </table:table-cell>
          <table:table-cell table:style-name="ce6" office:value-type="string" calcext:value-type="string">
            <text:p>OVIDIU</text:p>
          </table:table-cell>
          <table:table-cell table:style-name="ce10" office:value-type="string" calcext:value-type="string" table:number-columns-spanned="1" table:number-rows-spanned="11">
            <text:p>12:00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PAŢA</text:p>
          </table:table-cell>
          <table:table-cell table:style-name="ce6" office:value-type="string" calcext:value-type="string">
            <text:p>SORINA-IONELA</text:p>
          </table:table-cell>
          <table:covered-table-cell table:style-name="ce10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PECHEANU</text:p>
          </table:table-cell>
          <table:table-cell table:style-name="ce8" office:value-type="string" calcext:value-type="string">
            <text:p>ANDREI-MARIAN</text:p>
          </table:table-cell>
          <table:covered-table-cell table:style-name="ce1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ISCA</text:p>
          </table:table-cell>
          <table:table-cell table:style-name="ce6" office:value-type="string" calcext:value-type="string">
            <text:p>STEFAN-ALEXANDRU</text:p>
          </table:table-cell>
          <table:covered-table-cell table:style-name="ce10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RĂDĂUCEANU</text:p>
          </table:table-cell>
          <table:table-cell table:style-name="ce6" office:value-type="string" calcext:value-type="string">
            <text:p>SILVIA-TINCUŢA</text:p>
          </table:table-cell>
          <table:covered-table-cell table:style-name="ce10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SORESCU</text:p>
          </table:table-cell>
          <table:table-cell table:style-name="ce6" office:value-type="string" calcext:value-type="string">
            <text:p>TIBERIUS-GEORGE</text:p>
          </table:table-cell>
          <table:covered-table-cell table:style-name="ce10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TAN</text:p>
          </table:table-cell>
          <table:table-cell table:style-name="ce6" office:value-type="string" calcext:value-type="string">
            <text:p>MIHAI</text:p>
          </table:table-cell>
          <table:covered-table-cell table:style-name="ce1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STAN</text:p>
          </table:table-cell>
          <table:table-cell table:style-name="ce8" office:value-type="string" calcext:value-type="string">
            <text:p>IOAN-FELIX</text:p>
          </table:table-cell>
          <table:covered-table-cell table:style-name="ce1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8" office:value-type="string" calcext:value-type="string">
            <text:p>TRANDAFIR</text:p>
          </table:table-cell>
          <table:table-cell table:style-name="ce8" office:value-type="string" calcext:value-type="string">
            <text:p>IULIA-ŞTEFANIA</text:p>
          </table:table-cell>
          <table:covered-table-cell table:style-name="ce10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TULUC</text:p>
          </table:table-cell>
          <table:table-cell table:style-name="ce6" office:value-type="string" calcext:value-type="string">
            <text:p>CORINA-TEODORA</text:p>
          </table:table-cell>
          <table:covered-table-cell table:style-name="ce1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VASILACHI</text:p>
          </table:table-cell>
          <table:table-cell table:style-name="ce6" office:value-type="string" calcext:value-type="string">
            <text:p>COSMIN-CONSTANTIN</text:p>
          </table:table-cell>
          <table:covered-table-cell table:style-name="ce10"/>
        </table:table-row>
        <table:table-row table:style-name="ro2" table:number-rows-repeated="104852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08:55:01.380195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8-01-05T13:08:21.182176734</meta:creation-date>
    <dc:date>2018-05-20T09:09:54.634121887</dc:date>
    <dc:creator>Nic </dc:creator>
    <meta:editing-duration>PT20M22S</meta:editing-duration>
    <meta:editing-cycles>11</meta:editing-cycles>
    <meta:generator>LibreOffice/5.2.7.2$Linux_x86 LibreOffice_project/20m0$Build-2</meta:generator>
    <meta:document-statistic meta:table-count="1" meta:cell-count="134" meta:object-count="0"/>
  </office:meta>
</office:document-meta>
</file>